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onaco" svg:font-family="Monaco, Menlo, Consolas, 'courier new', monospace"/>
    <style:font-face style:name="noto sans" svg:font-family="'noto sans', sans-serif"/>
    <style:font-face style:name="F" svg:font-family="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FreeMono1" svg:font-family="FreeMono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fc21"/>
    </style:style>
    <style:style style:name="P2" style:family="paragraph" style:parent-style-name="Standard">
      <style:text-properties style:font-name="Courier" officeooo:rsid="001ffc21" officeooo:paragraph-rsid="001ffc21"/>
    </style:style>
    <style:style style:name="P3" style:family="paragraph" style:parent-style-name="Text_20_body">
      <style:text-properties fo:font-variant="normal" fo:text-transform="none" fo:color="#000000" style:font-name="FreeMono" fo:font-size="12pt" fo:letter-spacing="normal" fo:font-style="normal" fo:font-weight="normal" officeooo:rsid="001ffc21" officeooo:paragraph-rsid="001ffc21" style:font-weight-asian="normal" style:font-weight-complex="normal"/>
    </style:style>
    <style:style style:name="P4" style:family="paragraph" style:parent-style-name="Text_20_body">
      <style:text-properties style:font-name="FreeMono"/>
    </style:style>
    <style:style style:name="P5" style:family="paragraph" style:parent-style-name="Text_20_body">
      <style:paragraph-properties fo:margin-top="0cm" fo:margin-bottom="0.265cm" loext:contextual-spacing="false" style:line-height-at-least="0.794cm" fo:orphans="2" fo:widows="2"/>
      <style:text-properties officeooo:rsid="001ffc21"/>
    </style:style>
    <style:style style:name="P6" style:family="paragraph" style:parent-style-name="Standard">
      <style:text-properties officeooo:rsid="001ffc21" officeooo:paragraph-rsid="001ffc21"/>
    </style:style>
    <style:style style:name="P7" style:family="paragraph" style:parent-style-name="Standard">
      <style:text-properties style:font-name="FreeMono"/>
    </style:style>
    <style:style style:name="P8" style:family="paragraph" style:parent-style-name="Standard">
      <style:text-properties style:font-name="FreeMono" officeooo:rsid="002372f8" officeooo:paragraph-rsid="002372f8"/>
    </style:style>
    <style:style style:name="P9" style:family="paragraph" style:parent-style-name="Standard">
      <style:text-properties style:font-name="FreeMono" officeooo:rsid="002372f8" officeooo:paragraph-rsid="00263df9"/>
    </style:style>
    <style:style style:name="P10" style:family="paragraph" style:parent-style-name="Standard">
      <style:text-properties style:font-name="FreeMono" fo:font-weight="bold" officeooo:rsid="002372f8" officeooo:paragraph-rsid="002372f8" style:font-weight-asian="bold" style:font-weight-complex="bold"/>
    </style:style>
    <style:style style:name="P11" style:family="paragraph" style:parent-style-name="Standard">
      <style:text-properties style:font-name="FreeMono" fo:font-weight="bold" officeooo:rsid="002372f8" officeooo:paragraph-rsid="00263df9" style:font-weight-asian="bold" style:font-weight-complex="bold"/>
    </style:style>
    <style:style style:name="P12" style:family="paragraph" style:parent-style-name="Standard">
      <style:text-properties style:font-name="FreeMono" fo:font-weight="normal" officeooo:rsid="0023db35" officeooo:paragraph-rsid="0023db35" style:font-weight-asian="normal" style:font-weight-complex="normal"/>
    </style:style>
    <style:style style:name="P13" style:family="paragraph" style:parent-style-name="Standard">
      <style:text-properties style:font-name="FreeMono" fo:font-weight="normal" officeooo:rsid="0023db35" officeooo:paragraph-rsid="002372f8" style:font-weight-asian="normal" style:font-weight-complex="normal"/>
    </style:style>
    <style:style style:name="P14" style:family="paragraph" style:parent-style-name="Standard">
      <style:text-properties style:font-name="FreeMono" fo:font-weight="normal" officeooo:rsid="002533e9" officeooo:paragraph-rsid="002533e9" style:font-weight-asian="normal" style:font-weight-complex="normal"/>
    </style:style>
    <style:style style:name="P15" style:family="paragraph" style:parent-style-name="Standard">
      <style:text-properties style:font-name="FreeMono" officeooo:paragraph-rsid="002533e9"/>
    </style:style>
    <style:style style:name="P16" style:family="paragraph" style:parent-style-name="Standard">
      <style:text-properties style:font-name="FreeMono" officeooo:rsid="002533e9" officeooo:paragraph-rsid="002533e9"/>
    </style:style>
    <style:style style:name="P17" style:family="paragraph" style:parent-style-name="Standard">
      <style:text-properties style:font-name="FreeMono" officeooo:rsid="00263df9" officeooo:paragraph-rsid="00263df9"/>
    </style:style>
    <style:style style:name="P18" style:family="paragraph" style:parent-style-name="Standard">
      <style:text-properties officeooo:rsid="00263df9" officeooo:paragraph-rsid="00263df9"/>
    </style:style>
    <style:style style:name="P19" style:family="paragraph" style:parent-style-name="Standard">
      <style:text-properties officeooo:paragraph-rsid="00263df9"/>
    </style:style>
    <style:style style:name="P20" style:family="paragraph" style:parent-style-name="Standard">
      <style:paragraph-properties fo:break-before="page"/>
      <style:text-properties style:font-name="FreeMono" fo:font-weight="bold" officeooo:rsid="002372f8" officeooo:paragraph-rsid="00263df9" style:font-weight-asian="bold" style:font-weight-complex="bold"/>
    </style:style>
    <style:style style:name="P21" style:family="paragraph" style:parent-style-name="Text_20_body">
      <style:text-properties officeooo:rsid="001ffc21" officeooo:paragraph-rsid="001ffc21"/>
    </style:style>
    <style:style style:name="P22" style:family="paragraph" style:parent-style-name="Text_20_body" style:list-style-name="L1">
      <style:paragraph-properties fo:margin-top="0cm" fo:margin-bottom="0.265cm" loext:contextual-spacing="false" style:line-height-at-least="0.794cm" fo:orphans="2" fo:widows="2"/>
      <style:text-properties fo:font-variant="normal" fo:text-transform="none" fo:color="#000000" style:font-name="FreeMono" fo:font-size="12pt" fo:letter-spacing="normal" fo:font-style="normal" fo:font-weight="normal" style:font-weight-asian="normal" style:font-weight-complex="normal"/>
    </style:style>
    <style:style style:name="P23" style:family="paragraph" style:parent-style-name="Text_20_body" style:list-style-name="L2">
      <style:paragraph-properties fo:margin-top="0cm" fo:margin-bottom="0.265cm" loext:contextual-spacing="false" style:line-height-at-least="0.794cm" fo:orphans="2" fo:widows="2"/>
      <style:text-properties fo:font-variant="normal" fo:text-transform="none" fo:color="#000000" style:font-name="FreeMono" fo:font-size="12pt" fo:letter-spacing="normal" fo:font-style="normal" fo:font-weight="normal" fo:background-color="transparent"/>
    </style:style>
    <style:style style:name="P24" style:family="paragraph" style:parent-style-name="Text_20_body">
      <style:paragraph-properties fo:margin-top="0cm" fo:margin-bottom="0.265cm" loext:contextual-spacing="false" style:line-height-at-least="0.794cm" fo:orphans="2" fo:widows="2"/>
      <style:text-properties fo:font-variant="normal" fo:text-transform="none" fo:color="#000000" style:font-name="FreeMono" fo:font-size="12pt" fo:letter-spacing="normal" fo:font-style="normal" fo:font-weight="normal" officeooo:rsid="00220b41" officeooo:paragraph-rsid="00220b41" fo:background-color="transparent" style:font-weight-asian="normal" style:font-weight-complex="normal"/>
    </style:style>
    <style:style style:name="P25" style:family="paragraph" style:parent-style-name="Text_20_body">
      <style:paragraph-properties fo:margin-top="0cm" fo:margin-bottom="0.265cm" loext:contextual-spacing="false" style:line-height-at-least="0.794cm" fo:orphans="2" fo:widows="2"/>
      <style:text-properties fo:font-variant="normal" fo:text-transform="none" fo:color="#000000" style:font-name="FreeMono" fo:font-size="12pt" fo:letter-spacing="normal" fo:font-style="normal" fo:font-weight="normal" officeooo:rsid="002372f8" officeooo:paragraph-rsid="002372f8" fo:background-color="transparent" style:font-weight-asian="normal" style:font-weight-complex="normal"/>
    </style:style>
    <style:style style:name="P26" style:family="paragraph" style:parent-style-name="Text_20_body">
      <style:paragraph-properties fo:margin-top="0cm" fo:margin-bottom="0.265cm" loext:contextual-spacing="false" style:line-height-at-least="0.794cm" fo:orphans="2" fo:widows="2"/>
      <style:text-properties fo:font-variant="normal" fo:text-transform="none" fo:color="#000000" style:font-name="FreeMono" fo:font-size="12pt" fo:letter-spacing="normal" fo:font-style="normal" fo:font-weight="normal" officeooo:rsid="002372f8" officeooo:paragraph-rsid="002533e9" fo:background-color="transparent" style:font-weight-asian="normal" style:font-weight-complex="normal"/>
    </style:style>
    <style:style style:name="P27" style:family="paragraph" style:parent-style-name="Text_20_body">
      <style:paragraph-properties fo:margin-top="0cm" fo:margin-bottom="0.265cm" loext:contextual-spacing="false" style:line-height-at-least="0.794cm" fo:orphans="2" fo:widows="2"/>
      <style:text-properties style:font-name="FreeMono" fo:font-weight="normal" officeooo:rsid="00220b41" officeooo:paragraph-rsid="002533e9" style:font-weight-asian="normal" style:font-weight-complex="normal"/>
    </style:style>
    <style:style style:name="P28" style:family="paragraph" style:parent-style-name="Text_20_body">
      <style:paragraph-properties fo:margin-top="0cm" fo:margin-bottom="0.265cm" loext:contextual-spacing="false" style:line-height-at-least="0.794cm" fo:orphans="2" fo:widows="2" fo:break-before="page"/>
      <style:text-properties style:font-name="FreeMono" fo:font-weight="normal" officeooo:rsid="00220b41" officeooo:paragraph-rsid="002533e9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FreeMono" fo:font-size="12pt" fo:letter-spacing="normal" fo:font-style="normal" fo:font-weight="normal" fo:background-color="transparent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FreeMono" fo:font-size="12pt" fo:letter-spacing="normal" fo:font-style="normal" fo:font-weight="normal" officeooo:rsid="0020daa5" officeooo:paragraph-rsid="0020daa5" fo:background-color="transparent"/>
    </style:style>
    <style:style style:name="P3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break-before="page"/>
      <style:text-properties fo:font-variant="normal" fo:text-transform="none" fo:color="#000000" style:font-name="FreeMono" fo:font-size="12pt" fo:letter-spacing="normal" fo:font-style="normal" fo:font-weight="normal" fo:background-color="transparent"/>
    </style:style>
    <style:style style:name="P33" style:family="paragraph">
      <loext:graphic-properties draw:fill="none" draw:fill-color="#ffffff"/>
      <style:text-properties style:font-name="FreeMono" fo:font-size="12pt"/>
    </style:style>
    <style:style style:name="P34" style:family="paragraph">
      <style:text-properties style:font-name="FreeMono1" fo:font-size="12pt"/>
    </style:style>
    <style:style style:name="P35" style:family="paragraph">
      <style:text-properties style:font-name="F" fo:font-size="12pt"/>
    </style:style>
    <style:style style:name="P36" style:family="paragraph">
      <style:text-properties style:font-name="FreeMono" fo:font-size="12pt" fo:font-weight="bold" style:font-weight-asian="bold" style:font-weight-complex="bold"/>
    </style:style>
    <style:style style:name="P37" style:family="paragraph">
      <style:text-properties style:font-name="FreeMono" fo:font-size="12pt"/>
    </style:style>
    <style:style style:name="P38" style:family="paragraph">
      <loext:graphic-properties draw:fill="none" draw:fill-color="#ffffff"/>
      <style:text-properties style:font-name="FreeMono1" fo:font-size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daa5" style:font-weight-asian="bold" style:font-weight-complex="bold"/>
    </style:style>
    <style:style style:name="T4" style:family="text">
      <style:text-properties fo:font-weight="bold" officeooo:rsid="00220b41" style:font-weight-asian="bold" style:font-weight-complex="bold"/>
    </style:style>
    <style:style style:name="T5" style:family="text">
      <style:text-properties style:font-name="Courier" fo:font-weight="bold" style:font-weight-asian="bold" style:font-weight-complex="bold"/>
    </style:style>
    <style:style style:name="T6" style:family="text">
      <style:text-properties style:font-name="Courier" fo:font-weight="bold" officeooo:rsid="001ffc21" style:font-weight-asian="bold" style:font-weight-complex="bold"/>
    </style:style>
    <style:style style:name="T7" style:family="text">
      <style:text-properties style:font-name="Courier" fo:font-weight="normal" officeooo:rsid="001ffc21" style:font-weight-asian="normal" style:font-weight-complex="normal"/>
    </style:style>
    <style:style style:name="T8" style:family="text">
      <style:text-properties style:font-name="Courier" officeooo:rsid="001ffc21"/>
    </style:style>
    <style:style style:name="T9" style:family="text">
      <style:text-properties style:font-name="Courier" style:text-underline-style="solid" style:text-underline-width="auto" style:text-underline-color="font-color" fo:font-weight="normal" officeooo:rsid="001ffc21" style:font-weight-asian="normal" style:font-weight-complex="normal"/>
    </style:style>
    <style:style style:name="T10" style:family="text">
      <style:text-properties fo:font-variant="normal" fo:text-transform="none" fo:color="#000000" style:font-name="Courier" fo:font-size="12pt" fo:letter-spacing="normal" fo:font-style="normal"/>
    </style:style>
    <style:style style:name="T11" style:family="text">
      <style:text-properties fo:font-variant="normal" fo:text-transform="none" fo:color="#000000" style:font-name="Courier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Courier" fo:font-size="12pt" fo:letter-spacing="normal" fo:font-style="normal" fo:font-weight="normal" officeooo:rsid="001ffc21"/>
    </style:style>
    <style:style style:name="T13" style:family="text">
      <style:text-properties fo:font-variant="normal" fo:text-transform="none" fo:color="#000000" style:font-name="Courier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style:font-name="Courier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Courier" fo:font-size="12pt" fo:letter-spacing="normal" fo:font-style="normal" style:text-underline-style="solid" style:text-underline-width="auto" style:text-underline-color="font-color" fo:font-weight="normal" officeooo:rsid="001ffc21" style:font-weight-asian="normal" style:font-weight-complex="normal"/>
    </style:style>
    <style:style style:name="T16" style:family="text">
      <style:text-properties fo:font-variant="normal" fo:text-transform="none" fo:color="#000000" style:font-name="Courier" fo:font-size="12pt" fo:letter-spacing="normal" fo:font-style="normal" officeooo:rsid="002533e9"/>
    </style:style>
    <style:style style:name="T17" style:family="text">
      <style:text-properties fo:font-variant="normal" fo:text-transform="none" fo:color="#000000" style:font-name="FreeMono" fo:font-size="12pt" fo:letter-spacing="normal" fo:font-style="normal" fo:font-weight="normal" fo:background-color="transparent" loext:char-shading-value="0"/>
    </style:style>
    <style:style style:name="T18" style:family="text">
      <style:text-properties fo:font-variant="normal" fo:text-transform="none" fo:color="#000000" style:font-name="FreeMono" fo:font-size="12pt" fo:letter-spacing="normal" fo:font-style="normal" fo:font-weight="normal" officeooo:rsid="0020daa5" fo:background-color="transparent" loext:char-shading-value="0"/>
    </style:style>
    <style:style style:name="T19" style:family="text">
      <style:text-properties fo:font-variant="normal" fo:text-transform="none" fo:color="#000000" style:font-name="FreeMono" fo:font-size="12pt" fo:letter-spacing="normal" fo:font-style="normal" fo:font-weight="bold" fo:background-color="transparent" loext:char-shading-value="0"/>
    </style:style>
    <style:style style:name="T20" style:family="text">
      <style:text-properties fo:font-variant="normal" fo:text-transform="none" fo:color="#000000" style:font-name="FreeMono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220b41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fo:font-size="12pt" fo:letter-spacing="normal" fo:font-style="normal" fo:font-weight="bold" officeooo:rsid="00220b41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000000" fo:font-size="12pt" fo:letter-spacing="normal" fo:font-style="normal" fo:background-color="transparent" loext:char-shading-value="0"/>
    </style:style>
    <style:style style:name="T24" style:family="text">
      <style:text-properties fo:font-variant="normal" fo:text-transform="none" fo:color="#000000" fo:font-size="12pt" fo:letter-spacing="normal" fo:font-style="normal" officeooo:rsid="002533e9" fo:background-color="transparent" loext:char-shading-value="0"/>
    </style:style>
    <style:style style:name="T25" style:family="text">
      <style:text-properties fo:font-variant="normal" fo:text-transform="none" fo:color="#000000" style:text-position="super 58%" style:font-name="Courier" fo:font-size="12pt" fo:letter-spacing="normal" fo:font-style="normal"/>
    </style:style>
    <style:style style:name="T26" style:family="text">
      <style:text-properties fo:font-variant="normal" fo:text-transform="none" fo:color="#000000" style:text-position="0% 100%" style:font-name="Courier" fo:font-size="12pt" fo:letter-spacing="normal" fo:font-style="normal"/>
    </style:style>
    <style:style style:name="T27" style:family="text">
      <style:text-properties fo:font-size="9pt" fo:font-weight="bold"/>
    </style:style>
    <style:style style:name="T28" style:family="text">
      <style:text-properties style:text-position="super 58%" fo:font-size="9pt" fo:font-weight="bold" style:font-weight-asian="bold" style:font-weight-complex="bold"/>
    </style:style>
    <style:style style:name="T29" style:family="text">
      <style:text-properties style:text-position="super 58%" fo:font-size="9pt" fo:font-weight="bold" officeooo:rsid="0020daa5" style:font-weight-asian="bold" style:font-weight-complex="bold"/>
    </style:style>
    <style:style style:name="T30" style:family="text">
      <style:text-properties style:text-position="super 58%" fo:font-size="9pt" fo:font-weight="bold" officeooo:rsid="00220b41"/>
    </style:style>
    <style:style style:name="T31" style:family="text">
      <style:text-properties officeooo:rsid="00220b41"/>
    </style:style>
    <style:style style:name="T32" style:family="text">
      <style:text-properties style:font-name="FreeMono1" fo:font-size="12pt" fo:font-style="normal" fo:font-weight="bold" style:font-size-asian="12pt" style:font-style-asian="normal" style:font-weight-asian="bold"/>
    </style:style>
    <style:style style:name="T33" style:family="text">
      <style:text-properties style:font-name="FreeMono1" fo:font-size="12pt" fo:font-style="normal" fo:font-weight="normal" style:font-size-asian="12pt" style:font-style-asian="normal" style:font-weight-asian="normal"/>
    </style:style>
    <style:style style:name="T34" style:family="text">
      <style:text-properties style:font-name="FreeMono1" fo:font-size="12pt" style:font-size-asian="12pt"/>
    </style:style>
    <style:style style:name="T35" style:family="text">
      <style:text-properties style:font-name="FreeMono" fo:font-size="12pt" fo:font-weight="bold" style:font-weight-asian="bold" style:font-weight-complex="bold"/>
    </style:style>
    <style:style style:name="T36" style:family="text">
      <style:text-properties style:font-name="FreeMono" fo:font-size="12pt"/>
    </style:style>
    <style:style style:name="T37" style:family="text">
      <style:text-properties style:font-name="FreeMono" fo:font-size="12pt" style:font-weight-asian="bold"/>
    </style:style>
    <style:style style:name="T38" style:family="text">
      <style:text-properties style:font-name="FreeMono1" fo:font-size="12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1.8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7.5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1.14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In </text:span><text:span text:style-name="T6">Bubble Sort, </text:span><text:span text:style-name="T7">s</text:span><text:span text:style-name="T8">orting takes place by </text:span><text:span text:style-name="T9">stepping through all the elements one-by-one and comparing it with the adjacent element and swapping them if required</text:span><text:span text:style-name="T8">. With each interation </text:span><text:span text:style-name="T11">the </text:span><text:span text:style-name="T14">largest element in the given array, </text:span><text:span text:style-name="T15">is shifted</text:span><text:span text:style-name="T14"> towards the last place</text:span><text:span text:style-name="T11"> or the highest index </text:span><text:span text:style-name="T12">in the array.</text:span></text:p>
      <text:p text:style-name="P2"/>
      <text:p text:style-name="P3">Following are the steps involved in bubble sort(for sorting a given array in ascending order):</text:p>
      <text:list xml:id="list8541071725639891764" text:style-name="L1">
        <text:list-item>
          <text:p text:style-name="P22">Starting with the first element(index = 0), compare the current element with the next element of the array.</text:p>
        </text:list-item>
        <text:list-item>
          <text:p text:style-name="P22">If the current element is greater than the next element of the array, swap them.</text:p>
        </text:list-item>
        <text:list-item>
          <text:p text:style-name="P22">If the current element is less than the next element, move to the next element. Repeat Step 1.</text:p>
        </text:list-item>
      </text:list>
      <text:p text:style-name="P5"/>
      <text:p text:style-name="P4">It includes two loops : </text:p>
      <text:p text:style-name="P4"><text:tab/>1. Outer loop decides the number of traversals the algorithm <text:tab/>makes over the array i.e. n-1</text:p>
      <text:p text:style-name="P4"><text:tab/>2. Inner loop decides upto where the algorithm parses the <text:tab/>array in each traversal i.e. n-i-1</text:p>
      <text:p text:style-name="P4">In traversal n, the nth largest element is pushed to the right side of the array while comparing two elements at a time. </text:p>
      <text:p text:style-name="P6"/>
      <text:p text:style-name="P21"><text:span text:style-name="T17">Bubble Sort </text:span><text:span text:style-name="T18">makes</text:span><text:span text:style-name="T17"> </text:span><text:span text:style-name="Source_20_Text"><text:span text:style-name="T20">n-1 </text:span></text:span><text:span text:style-name="T17">comparisons will be done in the 1st pass, </text:span><text:span text:style-name="Source_20_Text"><text:span text:style-name="T20">n-2 </text:span></text:span><text:span text:style-name="T17">in 2nd pass, </text:span><text:span text:style-name="Source_20_Text"><text:span text:style-name="T20">n-3 </text:span></text:span><text:span text:style-name="T17">in 3rd pass and so on. So the total number of comparisons will be,</text:span></text:p>
      <text:p text:style-name="P31">(n-1) + (n-2) + (n-3) + ..... + 1 = (n*(n+1))/2 = <text:span text:style-name="T2">O(n</text:span><text:span text:style-name="T28">2</text:span><text:span text:style-name="T2">)</text:span></text:p>
      <text:p text:style-name="P30">Hence the <text:span text:style-name="T1">time complexity </text:span>of Bubble Sort is <text:span text:style-name="T3">O</text:span><text:span text:style-name="T1">(n</text:span><text:span text:style-name="T29">2</text:span><text:span text:style-name="T1">)</text:span>.</text:p>
      <text:p text:style-name="P30">The main advantage of Bubble Sort is the simplicity of the algorithm.</text:p>
      <text:p text:style-name="P29"><text:span text:style-name="T17">The </text:span><text:span text:style-name="T19">space complexity </text:span><text:span text:style-name="T17">for Bubble Sort is </text:span><text:span text:style-name="T19">O(1)</text:span><text:span text:style-name="T17">, because only a single additional memory space is required i.e. for</text:span><text:span text:style-name="Source_20_Text"><text:span text:style-name="T20">temp</text:span></text:span><text:span text:style-name="T17">variable.</text:span></text:p>
      <text:p text:style-name="P30">Also, the <text:span text:style-name="T1">best case time complexity </text:span>will be <text:span text:style-name="T1">O(n)</text:span>, it is when the list is already sorted.</text:p>
      <text:p text:style-name="P30"/>
      <text:p text:style-name="P32">Following are the Time and Space complexity for the Bubble Sort algorithm.</text:p>
      <text:list xml:id="list4895657397785487319" text:style-name="L2">
        <text:list-item>
          <text:p text:style-name="P23"><text:s/>Worst Case Time Complexity [ Big-O ]: <text:span text:style-name="T1">O(n</text:span><text:span text:style-name="T30">2</text:span><text:span text:style-name="T1">)</text:span></text:p>
        </text:list-item>
        <text:list-item>
          <text:p text:style-name="P23"><text:s/>Best Case Time Complexity [Big-omega]: <text:span text:style-name="T4">O</text:span><text:span text:style-name="T1">(n)</text:span></text:p>
        </text:list-item>
        <text:list-item>
          <text:p text:style-name="P23"><text:s/>Average Time Complexity [Big-theta]: <text:span text:style-name="T1">O(n</text:span><text:span text:style-name="T27">2</text:span><text:span text:style-name="T1">)</text:span></text:p>
        </text:list-item>
        <text:list-item>
          <text:p text:style-name="P23"><text:s/>Space Complexity: <text:span text:style-name="T1">O(1)</text:span></text:p>
        </text:list-item>
      </text:list>
      <text:p text:style-name="P24">Dry run of the algorithm : </text:p>
      <text:p text:style-name="P25">arr = [3,5,2,4,0,1]</text:p>
      <text:p text:style-name="P7"><draw:frame text:anchor-type="paragraph" draw:z-index="0" draw:name="Shape1" draw:style-name="gr1" draw:text-style-name="P33" svg:width="6.831cm" svg:height="11.856cm" svg:x="9.294cm" svg:y="-0.023cm"><draw:text-box><text:p><text:span text:style-name="T35">Traversal i = 1 :</text:span><text:span text:style-name="T36"> </text:span><text:span text:style-name="T36"><text:line-break/></text:span><text:span text:style-name="T36">Step j = 0 : </text:span></text:p><text:p><text:span text:style-name="T36"/></text:p><text:p><text:span text:style-name="T36">arr[j] = 3 , arr[j+1] = 2</text:span></text:p><text:p><text:span text:style-name="T36">arr[j]&gt;arr[j+1] -&gt; True </text:span></text:p><text:p><text:span text:style-name="T36">Swapped! </text:span></text:p><text:p><text:span text:style-name="T36">Final Array = 2,3,4,0,1,5</text:span></text:p><text:p><text:span text:style-name="T36"/></text:p><text:p><text:span text:style-name="T36">Step j = 1 :</text:span></text:p><text:p><text:span text:style-name="T36"/></text:p><text:p><text:span text:style-name="T36">arr[j] = 3, arr[j+1] = 4</text:span></text:p><text:p><text:span text:style-name="T36">arr[j]&gt;arr[j+1] -&gt; False </text:span></text:p><text:p><text:span text:style-name="T36">Not Swapped! </text:span></text:p><text:p><text:span text:style-name="T36">Final Array = 2,3,4,0,1,5</text:span></text:p><text:p><text:span text:style-name="T36"/></text:p><text:p><text:span text:style-name="T36">Step j = 2 :</text:span></text:p><text:p><text:span text:style-name="T36"/></text:p><text:p><text:span text:style-name="T36">arr[j] = 4, arr[j+1] = 0</text:span></text:p><text:p><text:span text:style-name="T36">arr[j]&gt;arr[j+1] -&gt; True </text:span></text:p><text:p><text:span text:style-name="T36">Swapped! </text:span></text:p><text:p><text:span text:style-name="T36">Final Array = 2,3,0,4,1,5</text:span></text:p><text:p><text:span text:style-name="T36"/></text:p><text:p><text:span text:style-name="T36">Step j = 3 : </text:span></text:p><text:p><text:span text:style-name="T36"/></text:p><text:p><text:span text:style-name="T36">arr[j] = 4, arr[j+1] = 1</text:span></text:p><text:p><text:span text:style-name="T36">arr[j]&gt;arr[j+1] -&gt; True </text:span></text:p><text:p><text:span text:style-name="T36">Swapped! </text:span></text:p><text:p><text:span text:style-name="T36">Final Array = 2,3,0,1,4,5</text:span></text:p></draw:text-box></draw:frame><text:span text:style-name="T22">Traversal i = 0</text:span><text:span text:style-name="T21"> :<text:line-break/></text:span>Step j = 0 :</text:p>
      <text:p text:style-name="P7"/>
      <text:p text:style-name="P7">arr[j] = 3, arr[j+1] = 5</text:p>
      <text:p text:style-name="P7">arr[j]&gt;arr[j+1] -<text:span text:style-name="T31">&gt;</text:span> False </text:p>
      <text:p text:style-name="P7">Not Swapped! </text:p>
      <text:p text:style-name="P7">Final Array = 3,5,2,4,0,1</text:p>
      <text:p text:style-name="P7"/>
      <text:p text:style-name="P7">Step j = 1 :</text:p>
      <text:p text:style-name="P7"/>
      <text:p text:style-name="P7">arr[j] = 5, arr[j+1] = 2</text:p>
      <text:p text:style-name="P7">arr[j]&gt;arr[j+1] -&gt; True </text:p>
      <text:p text:style-name="P7">Swapped! </text:p>
      <text:p text:style-name="P7">Final Array = 3,2,5,4,0,1</text:p>
      <text:p text:style-name="P7"/>
      <text:p text:style-name="P7">Step j = 2 :</text:p>
      <text:p text:style-name="P7"/>
      <text:p text:style-name="P7">arr[j] = 5, arr[j+1] = 4</text:p>
      <text:p text:style-name="P7">arr[j]&gt;arr[j+1] -&gt; True </text:p>
      <text:p text:style-name="P7">Swapped! </text:p>
      <text:p text:style-name="P7">Final Array = 3,2,4,5,0,1</text:p>
      <text:p text:style-name="P7"/>
      <text:p text:style-name="P7">Step j = 3 :</text:p>
      <text:p text:style-name="P7"/>
      <text:p text:style-name="P7">arr[j] = 5, arr[j+1] = 0</text:p>
      <text:p text:style-name="P7">arr[j]&gt;arr[j+1] -&gt; True </text:p>
      <text:p text:style-name="P7">Swapped! </text:p>
      <text:p text:style-name="P7">Final Array = 3,2,4,0,5,1</text:p>
      <text:p text:style-name="P7"/>
      <text:p text:style-name="P7">Step j = 4 :</text:p>
      <text:p text:style-name="P7"/>
      <text:p text:style-name="P7">arr[j] = 5, arr[j+1] = 1</text:p>
      <text:p text:style-name="P7">arr[j]&gt;arr[j+1] -&gt; True </text:p>
      <text:p text:style-name="P7">Swapped! </text:p>
      <text:p text:style-name="P7">Final Array = 3,2,4,0,1,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draw:frame text:anchor-type="paragraph" draw:z-index="1" draw:name="Shape2" draw:style-name="gr2" draw:text-style-name="P33" svg:width="7.841cm" svg:height="7.51cm" svg:x="8.765cm" svg:y="0.034cm"><draw:text-box><text:p><text:span text:style-name="T35">Traversal i = 4 :</text:span><text:span text:style-name="T36"> </text:span></text:p><text:p><text:span text:style-name="T36"/></text:p><text:p><text:span text:style-name="T36">Step j = 0 :</text:span></text:p><text:p><text:span text:style-name="T36"/></text:p><text:p><text:span text:style-name="T36">arr[j] = 0, arr[j+1] = 1</text:span></text:p><text:p><text:span text:style-name="T36">arr[j]&gt;arr[j+1] -&gt; False</text:span></text:p><text:p><text:span text:style-name="T36">Not Swapped! </text:span></text:p><text:p><text:span text:style-name="T36">Final Array = 0,1,2,3,4,5</text:span></text:p><text:p><text:span text:style-name="T36"/></text:p><text:p><text:span text:style-name="T35">Traversal i = 5 : </text:span></text:p><text:p><text:span text:style-name="T37"/></text:p><text:p><text:span text:style-name="T36">Condition for inner loop is not satisfied and hence it will break the loop and return the sorted array</text:span></text:p></draw:text-box></draw:frame><text:soft-page-break/>Traversal i = 2 :</text:p>
      <text:p text:style-name="P8"/>
      <text:p text:style-name="P8">Step j = 0 :</text:p>
      <text:p text:style-name="P8"/>
      <text:p text:style-name="P8">arr[j] = 2, arr[j+1] = 3</text:p>
      <text:p text:style-name="P8">arr[j]&gt;arr[j+1] -&gt; False </text:p>
      <text:p text:style-name="P8">Not Swapped! </text:p>
      <text:p text:style-name="P8">Final Array = 2,3,0,1,4,5</text:p>
      <text:p text:style-name="P8"/>
      <text:p text:style-name="P8">Step j = 1 : </text:p>
      <text:p text:style-name="P8"/>
      <text:p text:style-name="P8">arr[j] = 3, arr[j+1] = 0</text:p>
      <text:p text:style-name="P8">arr[j]&gt;arr[j+1] -&gt; True </text:p>
      <text:p text:style-name="P8">Swapped! </text:p>
      <text:p text:style-name="P8">Final Array = 2,0,3,1,4,5</text:p>
      <text:p text:style-name="P8"/>
      <text:p text:style-name="P8">Step j = 2 :</text:p>
      <text:p text:style-name="P8"/>
      <text:p text:style-name="P8">arr[j] = 3, arr[j+1] = 1</text:p>
      <text:p text:style-name="P8">arr[j]&gt;arr[j+1] -&gt; True </text:p>
      <text:p text:style-name="P8">Swapped! </text:p>
      <text:p text:style-name="P8">Final Array = 2,0,1,3,4,5</text:p>
      <text:p text:style-name="P8"/>
      <text:p text:style-name="P10">Traversal i = 3: </text:p>
      <text:p text:style-name="P10"/>
      <text:p text:style-name="P8">Step j = 0 :</text:p>
      <text:p text:style-name="P8"/>
      <text:p text:style-name="P8">arr[j] = 2, arr[j+1] = 0</text:p>
      <text:p text:style-name="P8">arr[j]&gt;arr[j+1] -&gt; True </text:p>
      <text:p text:style-name="P8">Swapped! </text:p>
      <text:p text:style-name="P8">Final Array = 0,2,1,3,4,5</text:p>
      <text:p text:style-name="P8"/>
      <text:p text:style-name="P8">Step j = 1 :</text:p>
      <text:p text:style-name="P8"/>
      <text:p text:style-name="P8">arr[j] = 2, arr[j+1] = 1</text:p>
      <text:p text:style-name="P8">arr[j]&gt;arr[j+1] -&gt; True </text:p>
      <text:p text:style-name="P8">Swapped! </text:p>
      <text:p text:style-name="P8">Final Array = 0,1,2,3,4,5</text:p>
      <text:p text:style-name="P13"/>
      <text:p text:style-name="P13"/>
      <text:p text:style-name="P12"><text:span text:style-name="T8">In </text:span><text:span text:style-name="T5">Optimized </text:span><text:span text:style-name="T6">Bubble Sort, </text:span><text:span text:style-name="T8">sorting takes place </text:span><text:span text:style-name="T10">in the same way as in Bubble Sort except the fact that </text:span><text:span text:style-name="T16">if no swaps take place in any iteration the outer loop breaks and the sorted array is returned. </text:span></text:p>
      <text:p text:style-name="P12"><text:span text:style-name="T16"/></text:p>
      <text:p text:style-name="P14"><text:span text:style-name="T10">In the above example itself, if we add the flag variable </text:span><text:span text:style-name="T13">swapped </text:span><text:span text:style-name="T10">it will be </text:span><text:span text:style-name="T13">false</text:span><text:span text:style-name="T10"> after the 4</text:span><text:span text:style-name="T25">th </text:span><text:span text:style-name="T26">iteration and sorted array will be returned after four interations only. </text:span></text:p>
      <text:p text:style-name="P14"><text:span text:style-name="T26"/></text:p>
      <text:p text:style-name="P27"><text:span text:style-name="T23"/></text:p>
      <text:p text:style-name="P28"><text:span text:style-name="T23">Dry run of the algorithm </text:span><text:span text:style-name="T24">after optimization</text:span><text:span text:style-name="T23"> : </text:span></text:p>
      <text:p text:style-name="P26">arr = [3,5,2,4,0,1]</text:p>
      <text:p text:style-name="P15"><draw:frame text:anchor-type="paragraph" draw:z-index="2" draw:name="Shape1" draw:style-name="gr3" draw:text-style-name="P38" svg:width="6.831cm" svg:height="21.169cm" svg:x="9.063cm" svg:y="0.088cm"><draw:text-box><text:p text:style-name="P34"><text:span text:style-name="T36">Step j = 1 :</text:span></text:p><text:p text:style-name="P35"><text:span text:style-name="T36"><text:s/></text:span></text:p><text:p text:style-name="P34"><text:span text:style-name="T36">arr[j] = 3, arr[j+1] = 4</text:span></text:p><text:p text:style-name="P34"><text:span text:style-name="T36">arr[j]&gt;arr[j+1] -&gt; False </text:span></text:p><text:p text:style-name="P34"><text:span text:style-name="T36">Not Swapped! </text:span></text:p><text:p text:style-name="P34"><text:span text:style-name="T36">Swapped = True</text:span></text:p><text:p text:style-name="P34"><text:span text:style-name="T36">Final Array = 2,3,4,0,1,5</text:span></text:p><text:p text:style-name="P35"><text:span text:style-name="T36"><text:s/></text:span></text:p><text:p text:style-name="P34"><text:span text:style-name="T36"/></text:p><text:p text:style-name="P34"><text:span text:style-name="T36">Step j = 2 :</text:span></text:p><text:p text:style-name="P35"><text:span text:style-name="T36"><text:s/></text:span></text:p><text:p text:style-name="P35"><text:span text:style-name="T38">arr[j] = 4, arr[j+1] = 0</text:span></text:p><text:p text:style-name="P35"><text:span text:style-name="T38">arr[j]&gt;arr[j+1] -&gt; True </text:span></text:p><text:p text:style-name="P35"><text:span text:style-name="T38">Swapped! </text:span></text:p><text:p text:style-name="P35"><text:span text:style-name="T38">Swapped = True</text:span></text:p><text:p text:style-name="P35"><text:span text:style-name="T38">Final Array = 2,3,0,4,1,5</text:span></text:p><text:p text:style-name="P35"><text:span text:style-name="T36"><text:s/></text:span></text:p><text:p text:style-name="P35"><text:span text:style-name="T38">Step j = 3 : </text:span></text:p><text:p text:style-name="P35"><text:span text:style-name="T36"><text:s/></text:span></text:p><text:p text:style-name="P35"><text:span text:style-name="T38">arr[j] = 4, arr[j+1] = 1</text:span></text:p><text:p text:style-name="P35"><text:span text:style-name="T38">arr[j]&gt;arr[j+1] -&gt; True </text:span></text:p><text:p text:style-name="P35"><text:span text:style-name="T38">Swapped! </text:span></text:p><text:p text:style-name="P35"><text:span text:style-name="T38">Swapped = True</text:span></text:p><text:p text:style-name="P35"><text:span text:style-name="T38">Final Array = 2,3,0,1,4,5</text:span></text:p><text:p text:style-name="P35"><text:span text:style-name="T38"/></text:p><text:p text:style-name="P36"><text:span text:style-name="T38">Traversal i = 2 :</text:span></text:p><text:p text:style-name="P37"><text:span text:style-name="T38"/></text:p><text:p text:style-name="P37"><text:span text:style-name="T38">Step j = 0 :</text:span></text:p><text:p text:style-name="P37"><text:span text:style-name="T38"/></text:p><text:p text:style-name="P37"><text:span text:style-name="T38">arr[j] = 2, arr[j+1] = 3</text:span></text:p><text:p text:style-name="P37"><text:span text:style-name="T38">arr[j]&gt;arr[j+1] -&gt; False </text:span></text:p><text:p text:style-name="P37"><text:span text:style-name="T38">Not Swapped! </text:span></text:p><text:p text:style-name="P37"><text:span text:style-name="T38">Swapped = False</text:span></text:p><text:p text:style-name="P37"><text:span text:style-name="T38">Final Array = 2,3,0,1,4,5</text:span></text:p><text:p text:style-name="P37"><text:span text:style-name="T38"/></text:p><text:p text:style-name="P37"><text:span text:style-name="T38">Step j = 1 : </text:span></text:p><text:p text:style-name="P37"><text:span text:style-name="T38"/></text:p><text:p text:style-name="P37"><text:span text:style-name="T38">arr[j] = 3, arr[j+1] = 0</text:span></text:p><text:p text:style-name="P37"><text:span text:style-name="T38">arr[j]&gt;arr[j+1] -&gt; True </text:span></text:p><text:p text:style-name="P37"><text:span text:style-name="T38">Swapped!</text:span></text:p><text:p text:style-name="P37"><text:span text:style-name="T38">Swapped = True </text:span></text:p><text:p text:style-name="P37"><text:span text:style-name="T38">Final Array = 2,0,3,1,4,5</text:span></text:p><text:p text:style-name="P37"><text:span text:style-name="T38"/></text:p><text:p text:style-name="P37"><text:span text:style-name="T38">Step j = 2 :</text:span></text:p><text:p text:style-name="P37"><text:span text:style-name="T38"/></text:p><text:p text:style-name="P37"><text:span text:style-name="T38">arr[j] = 3, arr[j+1] = 1</text:span></text:p><text:p text:style-name="P37"><text:span text:style-name="T38">arr[j]&gt;arr[j+1] -&gt; True </text:span></text:p><text:p text:style-name="P37"><text:span text:style-name="T38">Swapped! </text:span></text:p><text:p text:style-name="P37"><text:span text:style-name="T38">Swapped = True</text:span></text:p><text:p text:style-name="P37"><text:span text:style-name="T38">Final Array = 2,0,1,3,4,5</text:span></text:p></draw:text-box></draw:frame><text:span text:style-name="T22">Traversal i = 0</text:span><text:span text:style-name="T21"> :<text:line-break/></text:span>Step j = 0 :</text:p>
      <text:p text:style-name="P15"/>
      <text:p text:style-name="P15">arr[j] = 3, arr[j+1] = 5</text:p>
      <text:p text:style-name="P15">arr[j]&gt;arr[j+1] -<text:span text:style-name="T31">&gt;</text:span> False </text:p>
      <text:p text:style-name="P15">Not Swapped! </text:p>
      <text:p text:style-name="P16">Swapped = False</text:p>
      <text:p text:style-name="P15">Final Array = 3,5,2,4,0,1</text:p>
      <text:p text:style-name="P15"/>
      <text:p text:style-name="P15">Step j = 1 :</text:p>
      <text:p text:style-name="P15"/>
      <text:p text:style-name="P15">arr[j] = 5, arr[j+1] = 2</text:p>
      <text:p text:style-name="P15">arr[j]&gt;arr[j+1] -&gt; True </text:p>
      <text:p text:style-name="P15">Swapped! </text:p>
      <text:p text:style-name="P16">Swapped = True</text:p>
      <text:p text:style-name="P15">Final Array = 3,2,5,4,0,1</text:p>
      <text:p text:style-name="P15"/>
      <text:p text:style-name="P15">Step j = 2 :</text:p>
      <text:p text:style-name="P15"/>
      <text:p text:style-name="P15">arr[j] = 5, arr[j+1] = 4</text:p>
      <text:p text:style-name="P15">arr[j]&gt;arr[j+1] -&gt; True </text:p>
      <text:p text:style-name="P15">Swapped! </text:p>
      <text:p text:style-name="P16">Swapped = True</text:p>
      <text:p text:style-name="P15">Final Array = 3,2,4,5,0,1</text:p>
      <text:p text:style-name="P15"/>
      <text:p text:style-name="P15">Step j = 3 :</text:p>
      <text:p text:style-name="P15"/>
      <text:p text:style-name="P15">arr[j] = 5, arr[j+1] = 0</text:p>
      <text:p text:style-name="P15">arr[j]&gt;arr[j+1] -&gt; True </text:p>
      <text:p text:style-name="P15">Swapped! </text:p>
      <text:p text:style-name="P16">Swapped = True</text:p>
      <text:p text:style-name="P15">Final Array = 3,2,4,0,5,1</text:p>
      <text:p text:style-name="P15"/>
      <text:p text:style-name="P15">Step j = 4 :</text:p>
      <text:p text:style-name="P15"/>
      <text:p text:style-name="P15">arr[j] = 5, arr[j+1] = 1</text:p>
      <text:p text:style-name="P15">arr[j]&gt;arr[j+1] -&gt; True </text:p>
      <text:p text:style-name="P15">Swapped! </text:p>
      <text:p text:style-name="P16">Swapped = True</text:p>
      <text:p text:style-name="P15">Final Array = 3,2,4,0,1,5</text:p>
      <text:p text:style-name="P15"/>
      <text:p text:style-name="P15"/>
      <text:p text:style-name="P15"><text:span text:style-name="T32">Traversal i = 1 :</text:span><text:span text:style-name="T34"> </text:span></text:p>
      <text:p text:style-name="P15"><text:span text:style-name="T34">Step j = 0 : </text:span></text:p>
      <text:p text:style-name="Standard"><text:s/></text:p>
      <text:p text:style-name="Standard"><text:span text:style-name="T33">arr[j] = 3 , arr[j+1] = 2</text:span></text:p>
      <text:p text:style-name="Standard"><text:span text:style-name="T33">arr[j]&gt;arr[j+1] -&gt; True </text:span></text:p>
      <text:p text:style-name="Standard"><text:span text:style-name="T33">Swapped! </text:span></text:p>
      <text:p text:style-name="P16"><text:span text:style-name="T33">Swapped = True</text:span></text:p>
      <text:p text:style-name="Standard"><text:span text:style-name="T33">Final Array = 2,3,4,0,1,5</text:span></text:p>
      <text:p text:style-name="Standard"/>
      <text:p text:style-name="P20">Traversal i = 3: </text:p>
      <text:p text:style-name="P11"/>
      <text:p text:style-name="P9">Step j = 0 :</text:p>
      <text:p text:style-name="P9"/>
      <text:p text:style-name="P9">arr[j] = 2, arr[j+1] = 0</text:p>
      <text:p text:style-name="P9">arr[j]&gt;arr[j+1] -&gt; True </text:p>
      <text:p text:style-name="P9">Swapped! </text:p>
      <text:p text:style-name="P17">Swapped = True</text:p>
      <text:p text:style-name="P9">Final Array = 0,2,1,3,4,5</text:p>
      <text:p text:style-name="P9"/>
      <text:p text:style-name="P9">Step j = 1 :</text:p>
      <text:p text:style-name="P9"/>
      <text:p text:style-name="P9">arr[j] = 2, arr[j+1] = 1</text:p>
      <text:p text:style-name="P9">arr[j]&gt;arr[j+1] -&gt; True </text:p>
      <text:p text:style-name="P9">Swapped! </text:p>
      <text:p text:style-name="P17">Swapped = True</text:p>
      <text:p text:style-name="P9">Final Array = 0,1,2,3,4,5</text:p>
      <text:p text:style-name="P15"/>
      <text:p text:style-name="P14"><text:span text:style-name="T32">Traversal i = 4 :</text:span><text:span text:style-name="T34"> </text:span></text:p>
      <text:p text:style-name="Standard"><text:s/></text:p>
      <text:p text:style-name="Standard"><text:span text:style-name="T33">Step j = 0 :</text:span></text:p>
      <text:p text:style-name="Standard"><text:s/></text:p>
      <text:p text:style-name="Standard"><text:span text:style-name="T33">arr[j] = 0, arr[j+1] = 1</text:span></text:p>
      <text:p text:style-name="Standard"><text:span text:style-name="T33">arr[j]&gt;arr[j+1] -&gt; False</text:span></text:p>
      <text:p text:style-name="Standard"><text:span text:style-name="T33">Not Swapped! </text:span></text:p>
      <text:p text:style-name="P18"><text:span text:style-name="T33">Swapped = False</text:span></text:p>
      <text:p text:style-name="P19"><text:span text:style-name="T33">Final Array = 0,1,2,3,4,5</text:span></text:p>
      <text:p text:style-name="P19"><text:span text:style-name="T33"/></text:p>
      <text:p text:style-name="P18"><text:span text:style-name="T33">Since Swapped is False</text:span></text:p>
      <text:p text:style-name="P18"><text:span text:style-name="T33"/></text:p>
      <text:p text:style-name="P18"><text:span text:style-name="T33">Break the outer loop </text:span></text:p>
      <text:p text:style-name="P18"><text:span text:style-name="T33"/></text:p>
      <text:p text:style-name="P18"><text:span text:style-name="T33">Sorted Array = 0,1,2,3,4,5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onaco" svg:font-family="Monaco, Menlo, Consolas, 'courier new', monospace"/>
    <style:font-face style:name="noto sans" svg:font-family="'noto sans', sans-serif"/>
    <style:font-face style:name="F" svg:font-family="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, 'Courier New'" style:font-family-generic="modern" style:font-pitch="fixed"/>
    <style:font-face style:name="FreeMono1" svg:font-family="FreeMono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3:21:11.088443460</meta:creation-date>
    <meta:editing-duration>PT9M29S</meta:editing-duration>
    <meta:editing-cycles>4</meta:editing-cycles>
    <meta:generator>LibreOffice/5.1.6.2$Linux_X86_64 LibreOffice_project/10m0$Build-2</meta:generator>
    <dc:date>2019-10-10T04:16:43.387838524</dc:date>
    <meta:document-statistic meta:table-count="0" meta:image-count="0" meta:object-count="0" meta:page-count="5" meta:paragraph-count="141" meta:word-count="841" meta:character-count="4377" meta:non-whitespace-character-count="3620"/>
  </office:meta>
</office:document-meta>
</file>